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swiss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ourier New" svg:font-family="'Courier New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0pt" fo:language="es" fo:country="MX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" style:family="paragraph" style:parent-style-name="Standard">
      <style:text-properties fo:font-size="10pt" fo:language="es" fo:country="MX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fo:language="es" fo:country="MX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language="es" fo:country="MX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5" style:family="paragraph" style:parent-style-name="Standard">
      <style:paragraph-properties fo:margin-left="0.0043in" fo:margin-right="0.0043in" fo:text-align="end" style:justify-single-word="false" fo:text-indent="0in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0.0043in" fo:margin-right="0.0043in" fo:text-align="end" style:justify-single-word="false" fo:text-indent="0in" style:auto-text-indent="false"/>
      <style:text-properties fo:font-size="10pt" fo:font-style="normal" style:font-size-asian="10pt" style:font-size-complex="10pt"/>
    </style:style>
    <style:style style:name="P7" style:family="paragraph" style:parent-style-name="Standard">
      <style:paragraph-properties fo:margin-left="0.0043in" fo:margin-right="0.0043in" fo:text-indent="0in" style:auto-text-indent="false"/>
      <style:text-properties fo:font-size="10pt" fo:language="es" fo:country="MX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Text_20_body">
      <style:text-properties officeooo:rsid="00249690" officeooo:paragraph-rsid="00249690"/>
    </style:style>
    <style:style style:name="P9" style:family="paragraph" style:parent-style-name="Standard">
      <style:paragraph-properties fo:margin-left="0.0043in" fo:margin-right="0.0043in" fo:text-align="center" style:justify-single-word="false" fo:text-indent="0in" style:auto-text-indent="false"/>
      <style:text-properties fo:font-size="16pt" officeooo:paragraph-rsid="002d9dda" style:font-size-asian="10pt" style:font-size-complex="10pt"/>
    </style:style>
    <style:style style:name="P10" style:family="paragraph" style:parent-style-name="Heading_20_1">
      <style:text-properties officeooo:paragraph-rsid="001e591e"/>
    </style:style>
    <style:style style:name="P11" style:family="paragraph" style:parent-style-name="Heading_20_1">
      <style:text-properties officeooo:paragraph-rsid="002d9dda"/>
    </style:style>
    <style:style style:name="P12" style:family="paragraph" style:parent-style-name="Footer">
      <style:paragraph-properties fo:text-align="end" style:justify-single-word="false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 style:list-style-name="L1">
      <style:text-properties officeooo:rsid="001e591e" officeooo:paragraph-rsid="001e591e"/>
    </style:style>
    <style:style style:name="P14" style:family="paragraph" style:parent-style-name="Text_20_body" style:list-style-name="L1">
      <style:text-properties officeooo:rsid="001e591e" officeooo:paragraph-rsid="001e9255"/>
    </style:style>
    <style:style style:name="P15" style:family="paragraph" style:parent-style-name="Text_20_body" style:list-style-name="L1">
      <style:text-properties fo:font-weight="bold" officeooo:rsid="001e591e" officeooo:paragraph-rsid="001e591e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1e9255" officeooo:paragraph-rsid="001e9255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21da6f" officeooo:paragraph-rsid="0021da6f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276642" officeooo:paragraph-rsid="00276642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249690" officeooo:paragraph-rsid="00249690" style:font-weight-asian="bold" style:font-weight-complex="bold"/>
    </style:style>
    <style:style style:name="P20" style:family="paragraph" style:parent-style-name="Text_20_body" style:list-style-name="L1">
      <style:text-properties fo:font-weight="bold" officeooo:rsid="0024c7f5" officeooo:paragraph-rsid="0024c7f5" style:font-weight-asian="bold" style:font-weight-complex="bold"/>
    </style:style>
    <style:style style:name="P21" style:family="paragraph" style:parent-style-name="Text_20_body" style:list-style-name="L1">
      <style:text-properties fo:font-weight="bold" officeooo:rsid="00258555" officeooo:paragraph-rsid="00258555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292660" officeooo:paragraph-rsid="00292660" style:font-weight-asian="bold" style:font-weight-complex="bold"/>
    </style:style>
    <style:style style:name="P23" style:family="paragraph" style:parent-style-name="Text_20_body" style:list-style-name="L1">
      <style:text-properties fo:font-weight="bold" officeooo:rsid="0029787b" officeooo:paragraph-rsid="0029787b" style:font-weight-asian="bold" style:font-weight-complex="bold"/>
    </style:style>
    <style:style style:name="P24" style:family="paragraph" style:parent-style-name="Text_20_body" style:list-style-name="L1">
      <style:text-properties fo:font-weight="bold" officeooo:rsid="002b23a7" officeooo:paragraph-rsid="002b23a7" style:font-weight-asian="bold" style:font-weight-complex="bold"/>
    </style:style>
    <style:style style:name="P25" style:family="paragraph" style:parent-style-name="Text_20_body" style:list-style-name="L1">
      <style:text-properties officeooo:rsid="001e9255" officeooo:paragraph-rsid="001e9255"/>
    </style:style>
    <style:style style:name="P26" style:family="paragraph" style:parent-style-name="Text_20_body" style:list-style-name="L1">
      <style:text-properties officeooo:rsid="0021da6f" officeooo:paragraph-rsid="0021da6f"/>
    </style:style>
    <style:style style:name="P27" style:family="paragraph" style:parent-style-name="Text_20_body" style:list-style-name="L1">
      <style:text-properties officeooo:rsid="002004f0" officeooo:paragraph-rsid="002004f0"/>
    </style:style>
    <style:style style:name="P28" style:family="paragraph" style:parent-style-name="Text_20_body" style:list-style-name="L1">
      <style:text-properties officeooo:rsid="0022b28e" officeooo:paragraph-rsid="0022b28e"/>
    </style:style>
    <style:style style:name="P29" style:family="paragraph" style:parent-style-name="Text_20_body" style:list-style-name="L1">
      <style:text-properties officeooo:rsid="00249690" officeooo:paragraph-rsid="00249690"/>
    </style:style>
    <style:style style:name="P30" style:family="paragraph" style:parent-style-name="Text_20_body" style:list-style-name="L1">
      <style:text-properties officeooo:rsid="0024c7f5" officeooo:paragraph-rsid="0024c7f5"/>
    </style:style>
    <style:style style:name="P31" style:family="paragraph" style:parent-style-name="Text_20_body" style:list-style-name="L1">
      <style:text-properties officeooo:rsid="00251699" officeooo:paragraph-rsid="00251699"/>
    </style:style>
    <style:style style:name="P32" style:family="paragraph" style:parent-style-name="Text_20_body" style:list-style-name="L1">
      <style:text-properties officeooo:rsid="00258555" officeooo:paragraph-rsid="00258555"/>
    </style:style>
    <style:style style:name="P33" style:family="paragraph" style:parent-style-name="Text_20_body" style:list-style-name="L1">
      <style:text-properties officeooo:rsid="00276642" officeooo:paragraph-rsid="00276642"/>
    </style:style>
    <style:style style:name="P34" style:family="paragraph" style:parent-style-name="Text_20_body" style:list-style-name="L2">
      <style:text-properties style:font-name="Arial1" fo:font-size="9pt" officeooo:paragraph-rsid="001e591e" style:font-name-asian="ArialMT" style:font-size-asian="9pt" style:font-name-complex="Arial1" style:font-size-complex="9pt"/>
    </style:style>
    <style:style style:name="P35" style:family="paragraph" style:parent-style-name="Text_20_body" style:list-style-name="L1">
      <style:text-properties officeooo:rsid="00287220" officeooo:paragraph-rsid="00287220"/>
    </style:style>
    <style:style style:name="P36" style:family="paragraph" style:parent-style-name="Text_20_body" style:list-style-name="L1">
      <style:text-properties fo:font-weight="normal" officeooo:rsid="00292660" officeooo:paragraph-rsid="00292660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29787b" officeooo:paragraph-rsid="0029787b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2a4677" officeooo:paragraph-rsid="002a4677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2b23a7" officeooo:paragraph-rsid="002b23a7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2cd0f8" officeooo:paragraph-rsid="002cd0f8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2d9dda" officeooo:paragraph-rsid="002d9dd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591e"/>
    </style:style>
    <style:style style:name="T3" style:family="text">
      <style:text-properties officeooo:rsid="001e9255"/>
    </style:style>
    <style:style style:name="T4" style:family="text">
      <style:text-properties officeooo:rsid="0022b28e"/>
    </style:style>
    <style:style style:name="T5" style:family="text">
      <style:text-properties officeooo:rsid="00251699"/>
    </style:style>
    <style:style style:name="T6" style:family="text">
      <style:text-properties officeooo:rsid="00258555"/>
    </style:style>
    <style:style style:name="T7" style:family="text">
      <style:text-properties officeooo:rsid="002a4677"/>
    </style:style>
    <style:style style:name="T8" style:family="text">
      <style:text-properties fo:font-size="16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9"><text:span text:style-name="T1"><text:file-name text:display="name">TimeThievesAutomation</text:file-name></text:span></text:p>
      <text:h text:style-name="P11" text:outline-level="1"><text:bookmark-start text:name="__RefHeading__19569_2103078979"/>1. Introducción.<text:bookmark-end text:name="__RefHeading__19569_2103078979"/></text:h>
      <text:p text:style-name="P3"/>
      <text:p text:style-name="P4">El presente documento tiene como finalidad explicar a detalle l<text:span text:style-name="T2">a ejecución de actividades para preparar la semana</text:span></text:p>
      <text:p text:style-name="P4"/>
      <text:h text:style-name="P10" text:outline-level="1">2. <text:span text:style-name="T2">Procedimiento</text:span></text:h>
      <text:list xml:id="list497821747" text:style-name="L1">
        <text:list-item>
          <text:p text:style-name="P13">Primera fase: tiempo estimado: 50 min</text:p>
          <text:list>
            <text:list-item>
              <text:p text:style-name="P15">Preparación de arroz</text:p>
              <text:list>
                <text:list-item>
                  <text:p text:style-name="P14">Requ<text:span text:style-name="T4">erimientos</text:span>:</text:p>
                  <text:list>
                    <text:list-item>
                      <text:p text:style-name="P14">1 porción de arroz</text:p>
                    </text:list-item>
                    <text:list-item>
                      <text:p text:style-name="P14">Arrocera limpia</text:p>
                    </text:list-item>
                    <text:list-item>
                      <text:p text:style-name="P25">Cucharón blanco de arrocera</text:p>
                    </text:list-item>
                    <text:list-item>
                      <text:p text:style-name="P14">1 cubo de knor suiza</text:p>
                    </text:list-item>
                    <text:list-item>
                      <text:p text:style-name="P25">1 escurridor</text:p>
                    </text:list-item>
                    <text:list-item>
                      <text:p text:style-name="P14">Orégano</text:p>
                    </text:list-item>
                    <text:list-item>
                      <text:p text:style-name="P14">Pimienta negra</text:p>
                    </text:list-item>
                    <text:list-item>
                      <text:p text:style-name="P14">3 porciones de agua</text:p>
                    </text:list-item>
                    <text:list-item>
                      <text:p text:style-name="P14">1 lata de ensalada campesina</text:p>
                    </text:list-item>
                  </text:list>
                </text:list-item>
                <text:list-item>
                  <text:p text:style-name="P14">Procedimiento:</text:p>
                  <text:list>
                    <text:list-item>
                      <text:p text:style-name="P14">Conectar y encender arrocera</text:p>
                    </text:list-item>
                    <text:list-item>
                      <text:p text:style-name="P14">Vaciar la porción de arroz</text:p>
                    </text:list-item>
                    <text:list-item>
                      <text:p text:style-name="P14">Vaciar las porciones de agua</text:p>
                    </text:list-item>
                    <text:list-item>
                      <text:p text:style-name="P25">Espolvorear un poco de orégano y pimienta negra</text:p>
                    </text:list-item>
                    <text:list-item>
                      <text:p text:style-name="P25">Abrir lata de ensalada campesina, escurrir y vaciar</text:p>
                    </text:list-item>
                    <text:list-item>
                      <text:p text:style-name="P25">Partir cubo de Knor Suiza en 4 partes y vaciar </text:p>
                    </text:list-item>
                    <text:list-item>
                      <text:p text:style-name="P25">Revolver arroz con cucharón blanco</text:p>
                    </text:list-item>
                    <text:list-item>
                      <text:p text:style-name="P25">Presionar opción “White Rice” y esperar a que termine de cocinarse</text:p>
                    </text:list-item>
                    <text:list-item>
                      <text:p text:style-name="P25">Vaciar arroz a tupper de vidrio y esperar a que se enfríe para meterlo al refrigerador</text:p>
                    </text:list-item>
                    <text:list-item>
                      <text:p text:style-name="P26">Por <text:s/><text:span text:style-name="T3">último, lavar arrocera con esponja no abrasiva y limpiar parte superior de la</text:span></text:p>
                      <text:p text:style-name="P25">misma con trapo rojo.</text:p>
                    </text:list-item>
                  </text:list>
                </text:list-item>
              </text:list>
            </text:list-item>
            <text:list-item>
              <text:p text:style-name="P16">Descongelar pescado</text:p>
              <text:list>
                <text:list-item>
                  <text:p text:style-name="P27">Re<text:span text:style-name="T4">querimientos</text:span>:</text:p>
                  <text:list>
                    <text:list-item>
                      <text:p text:style-name="P27"><text:soft-page-break/>Porción de pescado</text:p>
                    </text:list-item>
                    <text:list-item>
                      <text:p text:style-name="P27">Tupper con espacio suficiente para colocar agua y porción a descongelar</text:p>
                    </text:list-item>
                  </text:list>
                </text:list-item>
                <text:list-item>
                  <text:p text:style-name="P27">Procedimiento:</text:p>
                  <text:list>
                    <text:list-item>
                      <text:p text:style-name="P27">Sacar una porción de filete de pescado de congelador y colocar en tupper con agua</text:p>
                    </text:list-item>
                  </text:list>
                </text:list-item>
              </text:list>
            </text:list-item>
            <text:list-item>
              <text:p text:style-name="P17">Separar pescado/pollo en porciones de 180g</text:p>
              <text:list>
                <text:list-item>
                  <text:p text:style-name="P26">Requ<text:span text:style-name="T4">erimientos</text:span>:</text:p>
                  <text:list>
                    <text:list-item>
                      <text:p text:style-name="P26">Báscula </text:p>
                    </text:list-item>
                    <text:list-item>
                      <text:p text:style-name="P26">Tabla de picar</text:p>
                    </text:list-item>
                    <text:list-item>
                      <text:p text:style-name="P26">Cuchillo afilado</text:p>
                    </text:list-item>
                  </text:list>
                </text:list-item>
                <text:list-item>
                  <text:p text:style-name="P26">Procedimiento:</text:p>
                  <text:list>
                    <text:list-item>
                      <text:p text:style-name="P26">Limpiar la báscula con trapo rojo</text:p>
                    </text:list-item>
                    <text:list-item>
                      <text:p text:style-name="P26">Lavar pescado/pollo</text:p>
                    </text:list-item>
                    <text:list-item>
                      <text:p text:style-name="P26">Cortar porciones de 180 gr</text:p>
                    </text:list-item>
                    <text:list-item>
                      <text:p text:style-name="P26">Embolsar porciones</text:p>
                    </text:list-item>
                  </text:list>
                </text:list-item>
              </text:list>
            </text:list-item>
            <text:list-item>
              <text:p text:style-name="P18">Desinfectar verdura</text:p>
              <text:list>
                <text:list-item>
                  <text:p text:style-name="P28">Requerimientos:</text:p>
                  <text:list>
                    <text:list-item>
                      <text:p text:style-name="P28">Tupper grande</text:p>
                    </text:list-item>
                    <text:list-item>
                      <text:p text:style-name="P28">Lechuga</text:p>
                    </text:list-item>
                    <text:list-item>
                      <text:p text:style-name="P28">Brócoli</text:p>
                    </text:list-item>
                    <text:list-item>
                      <text:p text:style-name="P28">Apio</text:p>
                    </text:list-item>
                    <text:list-item>
                      <text:p text:style-name="P28">Cilantro</text:p>
                    </text:list-item>
                    <text:list-item>
                      <text:p text:style-name="P28">Desinfectante microdyn</text:p>
                    </text:list-item>
                  </text:list>
                </text:list-item>
                <text:list-item>
                  <text:p text:style-name="P29">Procedimiento:</text:p>
                  <text:list>
                    <text:list-item>
                      <text:p text:style-name="P29">Cortar 3 porciones de brócolí y vaciar en tupper</text:p>
                    </text:list-item>
                    <text:list-item>
                      <text:p text:style-name="P29">Cortar 3 porciones de lechuga y vaciar en tupper</text:p>
                    </text:list-item>
                    <text:list-item>
                      <text:p text:style-name="P29">Cortar 3 ramitas de apio y vaciar en tupper</text:p>
                    </text:list-item>
                    <text:list-item>
                      <text:p text:style-name="P29">Vaciar porción de cilantro en tupper</text:p>
                    </text:list-item>
                    <text:list-item>
                      <text:p text:style-name="P29">Llenar con suficiente agua el tupper</text:p>
                    </text:list-item>
                    <text:list-item>
                      <text:p text:style-name="P29">Colocar ¼ de tapa de desifencante</text:p>
                    </text:list-item>
                    <text:list-item>
                      <text:p text:style-name="P29">Esperar 15 min para tirar el agu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Segunda fase: tiempo estimado: 50 min</text:p>
          <text:list>
            <text:list-item>
              <text:p text:style-name="P19">Lavar fruta y verdura</text:p>
              <text:list>
                <text:list-item>
                  <text:p text:style-name="P29">Requerimientos:</text:p>
                  <text:list>
                    <text:list-item>
                      <text:p text:style-name="P29">Fruta y verdura</text:p>
                    </text:list-item>
                    <text:list-item>
                      <text:p text:style-name="P29">Jabón de trastes y esponja</text:p>
                    </text:list-item>
                    <text:list-item>
                      <text:p text:style-name="P29"><text:soft-page-break/>Trastes para secar la fruta limpia</text:p>
                    </text:list-item>
                  </text:list>
                </text:list-item>
                <text:list-item>
                  <text:p text:style-name="P29">Procedimiento:</text:p>
                  <text:list>
                    <text:list-item>
                      <text:p text:style-name="P29">Lavar fruta y verdura</text:p>
                    </text:list-item>
                    <text:list-item>
                      <text:p text:style-name="P29">Colocar en trastes para el secado</text:p>
                    </text:list-item>
                  </text:list>
                </text:list-item>
              </text:list>
            </text:list-item>
            <text:list-item>
              <text:p text:style-name="P20">Hervir nopales</text:p>
              <text:list>
                <text:list-item>
                  <text:p text:style-name="P30">Requerimientos:</text:p>
                  <text:list>
                    <text:list-item>
                      <text:p text:style-name="P30">Nopal picado en cuadritos o rajas</text:p>
                    </text:list-item>
                    <text:list-item>
                      <text:p text:style-name="P30">Arrocera</text:p>
                    </text:list-item>
                    <text:list-item>
                      <text:p text:style-name="P30">Agua mínima suficiente para hervir la porción de nopal</text:p>
                    </text:list-item>
                  </text:list>
                </text:list-item>
                <text:list-item>
                  <text:p text:style-name="P30">Procedimiento:</text:p>
                  <text:list>
                    <text:list-item>
                      <text:p text:style-name="P30">Vaciar en <text:span text:style-name="T5">arrocera el nopal picado</text:span></text:p>
                    </text:list-item>
                    <text:list-item>
                      <text:p text:style-name="P31">Vaciar agua a la arrocera</text:p>
                    </text:list-item>
                    <text:list-item>
                      <text:p text:style-name="P31">Conectar, encender arrocera y presionar opción “Sauté then Simmer” </text:p>
                    </text:list-item>
                    <text:list-item>
                      <text:p text:style-name="P31">Esperar alrededor de 15 min </text:p>
                    </text:list-item>
                    <text:list-item>
                      <text:p text:style-name="P31">Terminar ciclo presionando el botón de apagado</text:p>
                    </text:list-item>
                    <text:list-item>
                      <text:p text:style-name="P31">Una vez enfriados los nopales, vaciar estos en el colador y preparar para ser utilizados en los tazones de verdura</text:p>
                    </text:list-item>
                    <text:list-item>
                      <text:p text:style-name="P31">Lavar tazón de arrocera</text:p>
                    </text:list-item>
                    <text:list-item>
                      <text:p text:style-name="P31">Limpiar arrocera y guardar</text:p>
                    </text:list-item>
                  </text:list>
                </text:list-item>
              </text:list>
            </text:list-item>
            <text:list-item>
              <text:p text:style-name="P21">Preparar 2 tazones de verdura</text:p>
              <text:list>
                <text:list-item>
                  <text:p text:style-name="P32">Requerimiento por tazón:</text:p>
                  <text:list>
                    <text:list-item>
                      <text:p text:style-name="P32">1 jitomates</text:p>
                    </text:list-item>
                    <text:list-item>
                      <text:p text:style-name="P32">½ <text:s/>cebolla</text:p>
                    </text:list-item>
                    <text:list-item>
                      <text:p text:style-name="P32">½ porción de nopales hervidos o 5 champiñones</text:p>
                    </text:list-item>
                    <text:list-item>
                      <text:p text:style-name="P32">2 rodajas de pimiento</text:p>
                    </text:list-item>
                    <text:list-item>
                      <text:p text:style-name="P32">3 rodajas de chile poblano o 1 chile serrano entero</text:p>
                    </text:list-item>
                    <text:list-item>
                      <text:p text:style-name="P32">Espinacas</text:p>
                    </text:list-item>
                    <text:list-item>
                      <text:p text:style-name="P32">1 tupper de cristal</text:p>
                    </text:list-item>
                    <text:list-item>
                      <text:p text:style-name="P32">Tabla para picar y cuchillo con filo</text:p>
                    </text:list-item>
                  </text:list>
                </text:list-item>
                <text:list-item>
                  <text:p text:style-name="P32">Procedimiento para cada tazón:</text:p>
                  <text:list>
                    <text:list-item>
                      <text:p text:style-name="P32">Picar 1 jitomate en cuadritos</text:p>
                    </text:list-item>
                    <text:list-item>
                      <text:p text:style-name="P32">Picar ½ <text:s/>cebolla en cuadritos</text:p>
                    </text:list-item>
                    <text:list-item>
                      <text:p text:style-name="P32">Picar 2 rodajas de chile pimiento en cuadritos</text:p>
                    </text:list-item>
                    <text:list-item>
                      <text:p text:style-name="P32">Picar 3 rodajas de chile poblano o rodajas de un chile serrano en cuadritos</text:p>
                    </text:list-item>
                    <text:list-item>
                      <text:p text:style-name="P33">Lavar y cortar 5 champiñones en cuadritos o vertir la <text:span text:style-name="T6">½ </text:span>porción de nopales hervidos</text:p>
                    </text:list-item>
                    <text:list-item>
                      <text:p text:style-name="P32"><text:soft-page-break/>Cortar espinacas en porciones más pequeñas </text:p>
                    </text:list-item>
                    <text:list-item>
                      <text:p text:style-name="P33">Vaciar todos los ingredientes a cada tupper</text:p>
                    </text:list-item>
                  </text:list>
                </text:list-item>
              </text:list>
            </text:list-item>
            <text:list-item>
              <text:p text:style-name="P33"><text:span text:style-name="T1">Preparar 3 tupper de colación</text:span>:</text:p>
              <text:list>
                <text:list-item>
                  <text:p text:style-name="P33">Requerimiento por tupper:</text:p>
                  <text:list>
                    <text:list-item>
                      <text:p text:style-name="P33">1 Zanahoria</text:p>
                    </text:list-item>
                    <text:list-item>
                      <text:p text:style-name="P33">5 rodajas de pepino</text:p>
                    </text:list-item>
                    <text:list-item>
                      <text:p text:style-name="P33">La cantidad necesaria de jícama ú otra fruta de preferencia que haga falta para llenar el tupper</text:p>
                    </text:list-item>
                    <text:list-item>
                      <text:p text:style-name="P33">1 tupper de plástico chico</text:p>
                    </text:list-item>
                    <text:list-item>
                      <text:p text:style-name="P33">Tabla para picar y cuchillo con filo</text:p>
                    </text:list-item>
                  </text:list>
                </text:list-item>
                <text:list-item>
                  <text:p text:style-name="P35">Procedimiento por tupper:</text:p>
                  <text:list>
                    <text:list-item>
                      <text:p text:style-name="P35">Partir zanahoria a la mitad y cortarla en secciones</text:p>
                    </text:list-item>
                    <text:list-item>
                      <text:p text:style-name="P35">Picar 5 rodajas de pepino</text:p>
                    </text:list-item>
                    <text:list-item>
                      <text:p text:style-name="P35">Picar la cantidad necesaria de jícama ú otra fruta</text:p>
                    </text:list-item>
                    <text:list-item>
                      <text:p text:style-name="P35">Vaciar primero la zanahoria, después el pepino y al último la jícama o fruta al tupp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ercera fase: tiempo estimado: 50 min</text:p>
          <text:list>
            <text:list-item>
              <text:p text:style-name="P22">Limpiar cocina</text:p>
              <text:list>
                <text:list-item>
                  <text:p text:style-name="P36">Requerimientos:</text:p>
                  <text:list>
                    <text:list-item>
                      <text:p text:style-name="P36">Trapo gris húmedo</text:p>
                    </text:list-item>
                    <text:list-item>
                      <text:p text:style-name="P37">Esponja lava trastes y líquido para lavar trastes</text:p>
                    </text:list-item>
                  </text:list>
                </text:list-item>
                <text:list-item>
                  <text:p text:style-name="P37">Procedimiento:</text:p>
                  <text:list>
                    <text:list-item>
                      <text:p text:style-name="P37">Lavar trastes usados para realizar las actividades</text:p>
                    </text:list-item>
                    <text:list-item>
                      <text:p text:style-name="P37">Limpiar cocina con el trapo húmedo</text:p>
                    </text:list-item>
                  </text:list>
                </text:list-item>
              </text:list>
            </text:list-item>
            <text:list-item>
              <text:p text:style-name="P23">Limpiar cuarto</text:p>
              <text:list>
                <text:list-item>
                  <text:p text:style-name="P37">Requerimientos:</text:p>
                  <text:list>
                    <text:list-item>
                      <text:p text:style-name="P37">Trapo gris húmedo</text:p>
                    </text:list-item>
                    <text:list-item>
                      <text:p text:style-name="P37">Escoba y trapeador</text:p>
                    </text:list-item>
                    <text:list-item>
                      <text:p text:style-name="P37">Cubeta con agua con pinol</text:p>
                    </text:list-item>
                  </text:list>
                </text:list-item>
                <text:list-item>
                  <text:p text:style-name="P37">Procedimiento:</text:p>
                  <text:list>
                    <text:list-item>
                      <text:p text:style-name="P37">Limpiar escritorios de madera con trapo húmedo</text:p>
                    </text:list-item>
                    <text:list-item>
                      <text:p text:style-name="P37">Barrer cuarto</text:p>
                    </text:list-item>
                    <text:list-item>
                      <text:p text:style-name="P37">Trapear cuarto</text:p>
                    </text:list-item>
                  </text:list>
                </text:list-item>
              </text:list>
            </text:list-item>
            <text:list-item>
              <text:p text:style-name="P23">Planchar ropa</text:p>
              <text:list>
                <text:list-item>
                  <text:p text:style-name="P37">Requerimientos:</text:p>
                  <text:list>
                    <text:list-item>
                      <text:p text:style-name="P37">Plancha</text:p>
                    </text:list-item>
                    <text:list-item>
                      <text:p text:style-name="P37"><text:soft-page-break/>Burro de planchar</text:p>
                    </text:list-item>
                    <text:list-item>
                      <text:p text:style-name="P37">Ropa seca </text:p>
                    </text:list-item>
                  </text:list>
                </text:list-item>
                <text:list-item>
                  <text:p text:style-name="P37">Procedimiento:</text:p>
                  <text:list>
                    <text:list-item>
                      <text:p text:style-name="P37">Colocar toda la ropa a planchar en el área de metal del burro que sirve para esto</text:p>
                    </text:list-item>
                    <text:list-item>
                      <text:p text:style-name="P37">Conectar, encender <text:span text:style-name="T7">planchar</text:span></text:p>
                    </text:list-item>
                    <text:list-item>
                      <text:p text:style-name="P38">Rellenar depósito de agua de plancha con agua potable</text:p>
                    </text:list-item>
                    <text:list-item>
                      <text:p text:style-name="P38">Asegurar tener la plancha en nivel 4 de planchado para un planchado a no tan alta temperatura</text:p>
                    </text:list-item>
                    <text:list-item>
                      <text:p text:style-name="P38">Planchar prenda por prenda y colocar en clóset</text:p>
                    </text:list-item>
                  </text:list>
                </text:list-item>
              </text:list>
            </text:list-item>
            <text:list-item>
              <text:p text:style-name="P24">Hacer jugo verde</text:p>
              <text:list>
                <text:list-item>
                  <text:p text:style-name="P39">Requerimientos:</text:p>
                  <text:list>
                    <text:list-item>
                      <text:p text:style-name="P39">½ manzana</text:p>
                    </text:list-item>
                    <text:list-item>
                      <text:p text:style-name="P39">½ kiwi</text:p>
                    </text:list-item>
                    <text:list-item>
                      <text:p text:style-name="P39">½ nopal</text:p>
                    </text:list-item>
                    <text:list-item>
                      <text:p text:style-name="P39">1 ½ cabeza de brócoli</text:p>
                    </text:list-item>
                    <text:list-item>
                      <text:p text:style-name="P39">½ pepino</text:p>
                    </text:list-item>
                    <text:list-item>
                      <text:p text:style-name="P40">½ rama de apio</text:p>
                    </text:list-item>
                    <text:list-item>
                      <text:p text:style-name="P40">⅓ de betabel grande o ½ de betabel mediano</text:p>
                    </text:list-item>
                    <text:list-item>
                      <text:p text:style-name="P40">Una porción de arándanos y pasas</text:p>
                    </text:list-item>
                    <text:list-item>
                      <text:p text:style-name="P40">Un puño de espinaca</text:p>
                    </text:list-item>
                    <text:list-item>
                      <text:p text:style-name="P40">Miel</text:p>
                    </text:list-item>
                    <text:list-item>
                      <text:p text:style-name="P40">6/8 de agua de la capacidad de masa </text:p>
                    </text:list-item>
                    <text:list-item>
                      <text:p text:style-name="P40">Licuadora </text:p>
                    </text:list-item>
                    <text:list-item>
                      <text:p text:style-name="P41">Termo azul y rojo limpios</text:p>
                    </text:list-item>
                    <text:list-item>
                      <text:p text:style-name="P41">Tabla para picar y cuchillo con filo</text:p>
                    </text:list-item>
                  </text:list>
                </text:list-item>
                <text:list-item>
                  <text:p text:style-name="P40">Procedimiento:</text:p>
                  <text:list>
                    <text:list-item>
                      <text:p text:style-name="P40">Vaciar la espinaca en licuadora</text:p>
                    </text:list-item>
                    <text:list-item>
                      <text:p text:style-name="P40">Cortar la mitad de un kiwi, pelar la cáscara y vaciar en licuadora</text:p>
                    </text:list-item>
                    <text:list-item>
                      <text:p text:style-name="P40">Cortar medio nopal y vaciar en licuadora</text:p>
                    </text:list-item>
                    <text:list-item>
                      <text:p text:style-name="P40">Cortar la mitad de la manzana y vaciar en licuadora</text:p>
                    </text:list-item>
                    <text:list-item>
                      <text:p text:style-name="P40">Cortar las 1 ½ ramas de brócoli y vaciar en la licuadora</text:p>
                    </text:list-item>
                    <text:list-item>
                      <text:p text:style-name="P40">Cortar 5 rebanadas de pepino y vaciar en licuadora</text:p>
                    </text:list-item>
                    <text:list-item>
                      <text:p text:style-name="P41">Cortar ½ rama de apio y vaciar en licuadora</text:p>
                    </text:list-item>
                    <text:list-item>
                      <text:p text:style-name="P41">Cortar la porción de betabel, pelar la cáscara y cortar en cuadros medianos y vaciar en licuadora</text:p>
                    </text:list-item>
                    <text:list-item>
                      <text:p text:style-name="P41">Vaciar un puño de espinacas en licuadora</text:p>
                    </text:list-item>
                    <text:list-item>
                      <text:p text:style-name="P41"><text:soft-page-break/>Vaciar una porción de arándanos y pasas en licuadora</text:p>
                    </text:list-item>
                    <text:list-item>
                      <text:p text:style-name="P41">Vaciar un poco de miel en licuadora</text:p>
                    </text:list-item>
                    <text:list-item>
                      <text:p text:style-name="P41">Licuar por 1 minuto </text:p>
                    </text:list-item>
                    <text:list-item>
                      <text:p text:style-name="P41">Vertir jugo hasta llenar termo rojo</text:p>
                    </text:list-item>
                    <text:list-item>
                      <text:p text:style-name="P41">Vertir jugo sobrante en termo azul</text:p>
                    </text:list-item>
                    <text:list-item>
                      <text:p text:style-name="P41">Colocar termos en refrigerador</text:p>
                    </text:list-item>
                    <text:list-item>
                      <text:p text:style-name="P41">Lavar licuadora, tabla y cuchillo</text:p>
                    </text:list-item>
                  </text:list>
                </text:list-item>
              </text:list>
              <text:p text:style-name="P38"/>
              <text:list text:continue-numbering="true">
                <text:list-header>
                  <text:p text:style-name="P37"/>
                  <text:list>
                    <text:list-header>
                      <text:p text:style-name="P35"/>
                      <text:p text:style-name="P33"/>
                    </text:list-header>
                  </text:list>
                </text:list-header>
              </text:list>
            </text:list-item>
          </text:list>
        </text:list-item>
      </text:list>
      <text:p text:style-name="P8"/>
      <text:list xml:id="list160060216375369" text:continue-numbering="true" text:style-name="L1">
        <text:list-item>
          <text:list>
            <text:list-header>
              <text:p text:style-name="P26"/>
              <text:list>
                <text:list-item>
                  <text:list>
                    <text:list-header>
                      <text:p text:style-name="P26"/>
                    </text:list-header>
                  </text:list>
                </text:list-item>
              </text:list>
            </text:list-header>
          </text:list>
        </text:list-item>
      </text:list>
      <text:list xml:id="list3765569792" text:style-name="L2">
        <text:list-item>
          <text:list>
            <text:list-item>
              <text:list>
                <text:list-header>
                  <text:p text:style-name="P3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MT" svg:font-family="ArialMT" style:font-family-generic="swiss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Courier New" svg:font-family="'Courier New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es" fo:country="E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" fo:font-size="12pt" fo:language="es" fo:country="E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" fo:font-family="Arial" style:font-style-name="Normal" style:font-family-generic="swiss" style:font-pitch="variable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loext:graphic-properties draw:fill="none" draw:fill-color="#cfe7f5"/>
      <style:paragraph-properties fo:text-align="justify" style:justify-single-word="false" fo:background-color="transparent" text:number-lines="false" text:line-number="0">
        <style:tab-stops>
          <style:tab-stop style:position="3.339in" style:type="center"/>
          <style:tab-stop style:position="6.67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81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61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419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729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533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6.336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6.140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943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747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550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Datos_20_Comando_20_Tabla" style:display-name="Datos Comando Tabla" style:family="paragraph" style:parent-style-name="Standard" style:class="extra">
      <style:paragraph-properties>
        <style:tab-stops/>
      </style:paragraph-properties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5902in" fo:margin-bottom="0.5902in" fo:margin-left="0.5902in" fo:margin-right="0.5902in" fo:border="3.54pt double #000000" style:border-line-width="0.0008in 0.0346in 0.0138in" fo:padding="0.196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03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dencial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 LibreOffice_project/54c8cbb85f300ac59db32fe8a675ff7683cd5a16</meta:generator>
    <meta:creation-date>2003-06-25T13:45:07</meta:creation-date>
    <dc:date>2019-06-05T16:00:59.270000000</dc:date>
    <meta:print-date>2004-06-04T12:12:08</meta:print-date>
    <dc:language>es-ES</dc:language>
    <meta:editing-cycles>1257</meta:editing-cycles>
    <meta:editing-duration>P14DT30M13S</meta:editing-duration>
    <meta:document-statistic meta:table-count="0" meta:image-count="0" meta:object-count="0" meta:page-count="6" meta:paragraph-count="176" meta:word-count="1077" meta:character-count="5740" meta:non-whitespace-character-count="4996"/>
    <meta:user-defined meta:name="Info 1"/>
    <meta:user-defined meta:name="Info 2"/>
    <meta:user-defined meta:name="Info 3"/>
    <meta:user-defined meta:name="Info 4"/>
  </office:meta>
</office:document-meta>
</file>